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8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1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3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11" table:style-name="ce46">
            <text:p>142,411</text:p>
          </table:table-cell>
          <table:table-cell office:value-type="float" office:value="9006580" table:style-name="ce46">
            <text:p>9,006,580</text:p>
          </table:table-cell>
          <table:table-cell office:value-type="float" office:value="23375314" table:style-name="ce46">
            <text:p>23,375,314</text:p>
          </table:table-cell>
          <table:table-cell office:value-type="float" office:value="11578696" table:style-name="ce46">
            <text:p>11,578,696</text:p>
          </table:table-cell>
          <table:table-cell office:value-type="float" office:value="11796618" table:style-name="ce46">
            <text:p>11,796,618</text:p>
          </table:table-cell>
          <table:table-cell office:value-type="float" office:value="98.15" table:style-name="ce47">
            <text:p>98.15</text:p>
          </table:table-cell>
          <table:table-cell office:value-type="float" office:value="645.78" table:style-name="ce47">
            <text:p>645.78</text:p>
          </table:table-cell>
          <table:table-cell office:value-type="float" office:value="2.6" table:style-name="ce48">
            <text:p>2.6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5" table:style-name="ce51">
            <text:p>142,425</text:p>
          </table:table-cell>
          <table:table-cell office:value-type="float" office:value="9006260" table:style-name="ce51">
            <text:p>9,006,260</text:p>
          </table:table-cell>
          <table:table-cell office:value-type="float" office:value="23394787" table:style-name="ce51">
            <text:p>23,394,787</text:p>
          </table:table-cell>
          <table:table-cell office:value-type="float" office:value="11588574" table:style-name="ce51">
            <text:p>11,588,574</text:p>
          </table:table-cell>
          <table:table-cell office:value-type="float" office:value="11806213" table:style-name="ce51">
            <text:p>11,806,213</text:p>
          </table:table-cell>
          <table:table-cell office:value-type="float" office:value="98.16" table:style-name="ce52">
            <text:p>98.16</text:p>
          </table:table-cell>
          <table:table-cell office:value-type="float" office:value="646.32000000000005" table:style-name="ce52">
            <text:p>646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11" table:style-name="ce51">
            <text:p>142,411</text:p>
          </table:table-cell>
          <table:table-cell office:value-type="float" office:value="9006580" table:style-name="ce51">
            <text:p>9,006,580</text:p>
          </table:table-cell>
          <table:table-cell office:value-type="float" office:value="23375314" table:style-name="ce51">
            <text:p>23,375,314</text:p>
          </table:table-cell>
          <table:table-cell office:value-type="float" office:value="11578696" table:style-name="ce51">
            <text:p>11,578,696</text:p>
          </table:table-cell>
          <table:table-cell office:value-type="float" office:value="11796618" table:style-name="ce51">
            <text:p>11,796,618</text:p>
          </table:table-cell>
          <table:table-cell office:value-type="float" office:value="98.15" table:style-name="ce52">
            <text:p>98.15</text:p>
          </table:table-cell>
          <table:table-cell office:value-type="float" office:value="645.78" table:style-name="ce52">
            <text:p>645.78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6">
            <text:p>111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6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1" table:style-name="ce51">
            <text:p>142,431</text:p>
          </table:table-cell>
          <table:table-cell office:value-type="float" office:value="9005752" table:style-name="ce51">
            <text:p>9,005,752</text:p>
          </table:table-cell>
          <table:table-cell office:value-type="float" office:value="23349666" table:style-name="ce51">
            <text:p>23,349,666</text:p>
          </table:table-cell>
          <table:table-cell office:value-type="float" office:value="11565761" table:style-name="ce51">
            <text:p>11,565,761</text:p>
          </table:table-cell>
          <table:table-cell office:value-type="float" office:value="11783905" table:style-name="ce51">
            <text:p>11,783,905</text:p>
          </table:table-cell>
          <table:table-cell office:value-type="float" office:value="98.15" table:style-name="ce52">
            <text:p>98.15</text:p>
          </table:table-cell>
          <table:table-cell office:value-type="float" office:value="645.07000000000005" table:style-name="ce52">
            <text:p>645.07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7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-0.33505154639175255" table:style-name="ce58">
            <text:p>–0.34</text:p>
          </table:table-cell>
          <table:table-cell office:value-type="float" office:value="-0.34005751590083755" table:style-name="ce58">
            <text:p>–0.34</text:p>
          </table:table-cell>
          <table:table-cell office:value-type="float" office:value="0.75256609510069039" table:style-name="ce58">
            <text:p>0.75</text:p>
          </table:table-cell>
          <table:table-cell office:value-type="float" office:value="-0.84491953312109458" table:style-name="ce58">
            <text:p>–0.84</text:p>
          </table:table-cell>
          <table:table-cell office:value-type="float" office:value="-0.86487455753200371" table:style-name="ce58">
            <text:p>–0.86</text:p>
          </table:table-cell>
          <table:table-cell office:value-type="float" office:value="-0.82532610333134993" table:style-name="ce58">
            <text:p>–0.83</text:p>
          </table:table-cell>
          <table:table-cell office:value-type="float" office:value="-4.0737345961902482E-2" table:style-name="ce58">
            <text:p>–0.04</text:p>
          </table:table-cell>
          <table:table-cell office:value-type="float" office:value="-0.84541248443672468" table:style-name="ce58">
            <text:p>–0.85</text:p>
          </table:table-cell>
          <table:table-cell office:value-type="float" office:value="-1.5209125475285186" table:style-name="ce58">
            <text:p>–1.52</text:p>
          </table:table-cell>
          <table:table-cell table:style-name="ce59"/>
          <table:table-cell table:number-columns-repeated="16371" table:style-name="ce27"/>
        </table:table-row>
        <table:table-row table:style-name="ro8">
          <table:table-cell office:value-type="string" table:style-name="ce60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1.4043858971568207E-2" table:style-name="ce61">
            <text:p>0.01</text:p>
          </table:table-cell>
          <table:table-cell office:value-type="float" office:value="-9.1932786918008831E-3" table:style-name="ce61">
            <text:p>–0.01</text:p>
          </table:table-cell>
          <table:table-cell office:value-type="float" office:value="-0.10972259025055235" table:style-name="ce61">
            <text:p>–0.11</text:p>
          </table:table-cell>
          <table:table-cell office:value-type="float" office:value="-0.11171378884116138" table:style-name="ce61">
            <text:p>–0.11</text:p>
          </table:table-cell>
          <table:table-cell office:value-type="float" office:value="-0.10776817559066505" table:style-name="ce61">
            <text:p>–0.11</text:p>
          </table:table-cell>
          <table:table-cell office:value-type="float" office:value="0" table:style-name="ce61">
            <text:p>—</text:p>
          </table:table-cell>
          <table:table-cell office:value-type="float" office:value="-0.10994456316391382" table:style-name="ce61">
            <text:p>–0.11</text:p>
          </table:table-cell>
          <table:table-cell office:value-type="float" office:value="-0.38461538461539346" table:style-name="ce61">
            <text:p>–0.38</text:p>
          </table:table-cell>
          <table:table-cell table:style-name="ce59"/>
          <table:table-cell table:number-columns-repeated="16371" table:style-name="ce27"/>
        </table:table-row>
        <table:table-row table:style-name="ro4">
          <table:table-cell office:value-type="string" table:style-name="ce62">
            <text:p>說明：1.表內列有「－」者表示無數字，「0.00」表示未滿百分之0.005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5"/>
          <table:table-cell table:style-name="ce66"/>
          <table:table-cell office:value-type="string" table:style-name="ce67">
            <text:p><text:s text:c="16"/>內政部戶政司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8"/>
          <table:table-cell table:style-name="ce69"/>
          <table:table-cell table:style-name="ce70"/>
          <table:table-cell table:number-columns-repeated="16372" table:style-name="ce6"/>
        </table:table-row>
        <table:table-row table:style-name="ro4">
          <table:table-cell office:value-type="string" table:style-name="ce71">
            <text:p>　　　3.96年12月，原金門縣烏坵鄉面積因重測修正為1.2平方公里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8"/>
          <table:table-cell table:style-name="ce69"/>
          <table:table-cell table:style-name="ce67"/>
          <table:table-cell table:number-columns-repeated="16372" table:style-name="ce6"/>
        </table:table-row>
        <table:table-row table:style-name="ro4">
          <table:table-cell office:value-type="string" table:style-name="ce71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8"/>
          <table:table-cell table:style-name="ce69"/>
          <table:table-cell table:style-name="ce67"/>
          <table:table-cell table:number-columns-repeated="16372" table:style-name="ce6"/>
        </table:table-row>
        <table:table-row table:style-name="ro4">
          <table:table-cell office:value-type="string" table:style-name="ce71">
            <text:p>　　　5.98年2月，嘉義縣布袋鎮填海造地致面積增加1.9617平方公里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8"/>
          <table:table-cell table:style-name="ce69"/>
          <table:table-cell table:style-name="ce67"/>
          <table:table-cell table:number-columns-repeated="16372" table:style-name="ce6"/>
        </table:table-row>
        <table:table-row table:style-name="ro4">
          <table:table-cell office:value-type="string" table:style-name="ce71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8"/>
          <table:table-cell table:style-name="ce69"/>
          <table:table-cell table:style-name="ce67"/>
          <table:table-cell table:number-columns-repeated="16372" table:style-name="ce6"/>
        </table:table-row>
        <table:table-row table:style-name="ro4">
          <table:table-cell office:value-type="string" table:style-name="ce71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71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500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2"/>
          <table:table-cell office:value-type="string" table:style-name="ce73">
            <text:p>中 華 民 國 111 年 1 月 底</text:p>
          </table:table-cell>
          <table:table-cell table:number-columns-repeated="4" table:style-name="ce72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4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5">
            <text:p>36,197.0669</text:p>
          </table:table-cell>
          <table:table-cell office:value-type="float" office:value="368" table:style-name="ce76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31" table:style-name="ce46">
            <text:p>142,431</text:p>
          </table:table-cell>
          <table:table-cell office:value-type="float" office:value="9005752" table:style-name="ce46">
            <text:p>9,005,752</text:p>
          </table:table-cell>
          <table:table-cell office:value-type="float" office:value="23349666" table:style-name="ce46">
            <text:p>23,349,666</text:p>
          </table:table-cell>
          <table:table-cell office:value-type="float" office:value="11565761" table:style-name="ce46">
            <text:p>11,565,761</text:p>
          </table:table-cell>
          <table:table-cell office:value-type="float" office:value="11783905" table:style-name="ce46">
            <text:p>11,783,905</text:p>
          </table:table-cell>
          <table:table-cell office:value-type="float" office:value="98.15" table:style-name="ce47">
            <text:p>98.15</text:p>
          </table:table-cell>
          <table:table-cell office:value-type="float" office:value="645.07000000000005" table:style-name="ce47">
            <text:p>645.07</text:p>
          </table:table-cell>
          <table:table-cell office:value-type="float" office:value="2.59" table:style-name="ce48">
            <text:p>2.59</text:p>
          </table:table-cell>
          <table:table-cell table:style-name="ce59"/>
          <table:table-cell table:style-name="ce77"/>
          <table:table-cell table:style-name="ce78"/>
          <table:table-cell table:style-name="ce79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74">
            <text:p><text:span text:style-name="T5">新北市</text:span></text:p>
          </table:table-cell>
          <table:table-cell office:value-type="float" office:value="2052.5666999999999" table:style-name="ce80">
            <text:p>2,052.5667</text:p>
          </table:table-cell>
          <table:table-cell office:value-type="float" office:value="29" table:style-name="ce81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1" table:style-name="ce46">
            <text:p>22,151</text:p>
          </table:table-cell>
          <table:table-cell office:value-type="float" office:value="1620852" table:style-name="ce46">
            <text:p>1,620,852</text:p>
          </table:table-cell>
          <table:table-cell office:value-type="float" office:value="4003812" table:style-name="ce46">
            <text:p>4,003,812</text:p>
          </table:table-cell>
          <table:table-cell office:value-type="float" office:value="1955357" table:style-name="ce46">
            <text:p>1,955,357</text:p>
          </table:table-cell>
          <table:table-cell office:value-type="float" office:value="2048455" table:style-name="ce46">
            <text:p>2,048,455</text:p>
          </table:table-cell>
          <table:table-cell office:value-type="float" office:value="95.46" table:style-name="ce47">
            <text:p>95.46</text:p>
          </table:table-cell>
          <table:table-cell office:value-type="float" office:value="1950.64" table:style-name="ce47">
            <text:p>1,950.64</text:p>
          </table:table-cell>
          <table:table-cell office:value-type="float" office:value="2.4700000000000002" table:style-name="ce48">
            <text:p>2.47</text:p>
          </table:table-cell>
          <table:table-cell table:style-name="ce59"/>
          <table:table-cell table:style-name="ce82"/>
          <table:table-cell table:style-name="ce78"/>
          <table:table-cell table:style-name="ce79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80">
            <text:p>271.7997</text:p>
          </table:table-cell>
          <table:table-cell office:value-type="float" office:value="12" table:style-name="ce81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2" table:style-name="ce46">
            <text:p>9,572</text:p>
          </table:table-cell>
          <table:table-cell office:value-type="float" office:value="1050027" table:style-name="ce46">
            <text:p>1,050,027</text:p>
          </table:table-cell>
          <table:table-cell office:value-type="float" office:value="2514425" table:style-name="ce46">
            <text:p>2,514,425</text:p>
          </table:table-cell>
          <table:table-cell office:value-type="float" office:value="1197417" table:style-name="ce46">
            <text:p>1,197,417</text:p>
          </table:table-cell>
          <table:table-cell office:value-type="float" office:value="1317008" table:style-name="ce46">
            <text:p>1,317,008</text:p>
          </table:table-cell>
          <table:table-cell office:value-type="float" office:value="90.92" table:style-name="ce47">
            <text:p>90.92</text:p>
          </table:table-cell>
          <table:table-cell office:value-type="float" office:value="9251.02" table:style-name="ce47">
            <text:p>9,251.02</text:p>
          </table:table-cell>
          <table:table-cell office:value-type="float" office:value="2.39" table:style-name="ce48">
            <text:p>2.39</text:p>
          </table:table-cell>
          <table:table-cell table:style-name="ce59"/>
          <table:table-cell table:style-name="ce77"/>
          <table:table-cell table:style-name="ce83"/>
          <table:table-cell table:style-name="ce84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74">
            <text:p><text:span text:style-name="T5">桃園市</text:span></text:p>
          </table:table-cell>
          <table:table-cell office:value-type="float" office:value="1220.954" table:style-name="ce80">
            <text:p>1,220.9540</text:p>
          </table:table-cell>
          <table:table-cell office:value-type="float" office:value="13" table:style-name="ce81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886" table:style-name="ce46">
            <text:p>11,886</text:p>
          </table:table-cell>
          <table:table-cell office:value-type="float" office:value="862646" table:style-name="ce46">
            <text:p>862,646</text:p>
          </table:table-cell>
          <table:table-cell office:value-type="float" office:value="2271637" table:style-name="ce46">
            <text:p>2,271,637</text:p>
          </table:table-cell>
          <table:table-cell office:value-type="float" office:value="1124609" table:style-name="ce46">
            <text:p>1,124,609</text:p>
          </table:table-cell>
          <table:table-cell office:value-type="float" office:value="1147028" table:style-name="ce46">
            <text:p>1,147,028</text:p>
          </table:table-cell>
          <table:table-cell office:value-type="float" office:value="98.05" table:style-name="ce47">
            <text:p>98.05</text:p>
          </table:table-cell>
          <table:table-cell office:value-type="float" office:value="1860.54" table:style-name="ce47">
            <text:p>1,860.54</text:p>
          </table:table-cell>
          <table:table-cell office:value-type="float" office:value="2.63" table:style-name="ce48">
            <text:p>2.63</text:p>
          </table:table-cell>
          <table:table-cell table:style-name="ce59"/>
          <table:table-cell table:style-name="ce77"/>
          <table:table-cell table:style-name="ce83"/>
          <table:table-cell table:style-name="ce84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74">
            <text:p><text:span text:style-name="T5">臺中市</text:span></text:p>
          </table:table-cell>
          <table:table-cell office:value-type="float" office:value="2214.8968" table:style-name="ce80">
            <text:p>2,214.8968</text:p>
          </table:table-cell>
          <table:table-cell office:value-type="float" office:value="29" table:style-name="ce81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17969" table:style-name="ce46">
            <text:p>1,017,969</text:p>
          </table:table-cell>
          <table:table-cell office:value-type="float" office:value="2812308" table:style-name="ce46">
            <text:p>2,812,308</text:p>
          </table:table-cell>
          <table:table-cell office:value-type="float" office:value="1380350" table:style-name="ce46">
            <text:p>1,380,350</text:p>
          </table:table-cell>
          <table:table-cell office:value-type="float" office:value="1431958" table:style-name="ce46">
            <text:p>1,431,958</text:p>
          </table:table-cell>
          <table:table-cell office:value-type="float" office:value="96.4" table:style-name="ce47">
            <text:p>96.40</text:p>
          </table:table-cell>
          <table:table-cell office:value-type="float" office:value="1269.72" table:style-name="ce47">
            <text:p>1,269.72</text:p>
          </table:table-cell>
          <table:table-cell office:value-type="float" office:value="2.76" table:style-name="ce48">
            <text:p>2.76</text:p>
          </table:table-cell>
          <table:table-cell table:style-name="ce59"/>
          <table:table-cell table:style-name="ce77"/>
          <table:table-cell table:style-name="ce83"/>
          <table:table-cell table:style-name="ce84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74">
            <text:p><text:span text:style-name="T5">臺南市</text:span></text:p>
          </table:table-cell>
          <table:table-cell office:value-type="float" office:value="2191.6531" table:style-name="ce80">
            <text:p>2,191.6531</text:p>
          </table:table-cell>
          <table:table-cell office:value-type="float" office:value="37" table:style-name="ce81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6" table:style-name="ce46">
            <text:p>9,656</text:p>
          </table:table-cell>
          <table:table-cell office:value-type="float" office:value="710092" table:style-name="ce46">
            <text:p>710,092</text:p>
          </table:table-cell>
          <table:table-cell office:value-type="float" office:value="1860379" table:style-name="ce46">
            <text:p>1,860,379</text:p>
          </table:table-cell>
          <table:table-cell office:value-type="float" office:value="926320" table:style-name="ce46">
            <text:p>926,320</text:p>
          </table:table-cell>
          <table:table-cell office:value-type="float" office:value="934059" table:style-name="ce46">
            <text:p>934,059</text:p>
          </table:table-cell>
          <table:table-cell office:value-type="float" office:value="99.17" table:style-name="ce47">
            <text:p>99.17</text:p>
          </table:table-cell>
          <table:table-cell office:value-type="float" office:value="848.85" table:style-name="ce47">
            <text:p>848.85</text:p>
          </table:table-cell>
          <table:table-cell office:value-type="float" office:value="2.62" table:style-name="ce48">
            <text:p>2.62</text:p>
          </table:table-cell>
          <table:table-cell table:style-name="ce59"/>
          <table:table-cell table:style-name="ce77"/>
          <table:table-cell table:style-name="ce83"/>
          <table:table-cell table:style-name="ce84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74">
            <text:p><text:span text:style-name="T5">高雄市</text:span></text:p>
          </table:table-cell>
          <table:table-cell office:value-type="float" office:value="2951.8524000000002" table:style-name="ce80">
            <text:p>2,951.8524</text:p>
          </table:table-cell>
          <table:table-cell office:value-type="float" office:value="38" table:style-name="ce81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8869" table:style-name="ce46">
            <text:p>1,128,869</text:p>
          </table:table-cell>
          <table:table-cell office:value-type="float" office:value="2742032" table:style-name="ce46">
            <text:p>2,742,032</text:p>
          </table:table-cell>
          <table:table-cell office:value-type="float" office:value="1351302" table:style-name="ce46">
            <text:p>1,351,302</text:p>
          </table:table-cell>
          <table:table-cell office:value-type="float" office:value="1390730" table:style-name="ce46">
            <text:p>1,390,730</text:p>
          </table:table-cell>
          <table:table-cell office:value-type="float" office:value="97.16" table:style-name="ce47">
            <text:p>97.16</text:p>
          </table:table-cell>
          <table:table-cell office:value-type="float" office:value="928.92" table:style-name="ce47">
            <text:p>928.92</text:p>
          </table:table-cell>
          <table:table-cell office:value-type="float" office:value="2.4300000000000002" table:style-name="ce48">
            <text:p>2.43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74">
            <text:p><text:span text:style-name="T5">臺灣省</text:span></text:p>
          </table:table-cell>
          <table:table-cell office:value-type="float" office:value="25110.003700000001" table:style-name="ce80">
            <text:p>25,110.0037</text:p>
          </table:table-cell>
          <table:table-cell office:value-type="float" office:value="200" table:style-name="ce81">
            <text:p>200</text:p>
          </table:table-cell>
          <table:table-cell office:value-type="float" office:value="3518" table:style-name="ce46">
            <text:p>3,518</text:p>
          </table:table-cell>
          <table:table-cell office:value-type="float" office:value="58404" table:style-name="ce46">
            <text:p>58,404</text:p>
          </table:table-cell>
          <table:table-cell office:value-type="float" office:value="2569115" table:style-name="ce46">
            <text:p>2,569,115</text:p>
          </table:table-cell>
          <table:table-cell office:value-type="float" office:value="6989903" table:style-name="ce46">
            <text:p>6,989,903</text:p>
          </table:table-cell>
          <table:table-cell office:value-type="float" office:value="3552001" table:style-name="ce46">
            <text:p>3,552,001</text:p>
          </table:table-cell>
          <table:table-cell office:value-type="float" office:value="3437902" table:style-name="ce46">
            <text:p>3,437,902</text:p>
          </table:table-cell>
          <table:table-cell office:value-type="float" office:value="103.32" table:style-name="ce47">
            <text:p>103.32</text:p>
          </table:table-cell>
          <table:table-cell office:value-type="float" office:value="278.37" table:style-name="ce47">
            <text:p>278.37</text:p>
          </table:table-cell>
          <table:table-cell office:value-type="float" office:value="2.72" table:style-name="ce48">
            <text:p>2.72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88">
            <text:p><text:span text:style-name="T1">宜蘭縣</text:span></text:p>
          </table:table-cell>
          <table:table-cell office:value-type="float" office:value="2143.6251000000002" table:style-name="ce89">
            <text:p>2,143.6251</text:p>
          </table:table-cell>
          <table:table-cell office:value-type="float" office:value="12" table:style-name="ce90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1" table:style-name="ce51">
            <text:p>3,661</text:p>
          </table:table-cell>
          <table:table-cell office:value-type="float" office:value="174233" table:style-name="ce51">
            <text:p>174,233</text:p>
          </table:table-cell>
          <table:table-cell office:value-type="float" office:value="450406" table:style-name="ce51">
            <text:p>450,406</text:p>
          </table:table-cell>
          <table:table-cell office:value-type="float" office:value="226840" table:style-name="ce51">
            <text:p>226,840</text:p>
          </table:table-cell>
          <table:table-cell office:value-type="float" office:value="223566" table:style-name="ce51">
            <text:p>223,566</text:p>
          </table:table-cell>
          <table:table-cell office:value-type="float" office:value="101.46" table:style-name="ce52">
            <text:p>101.46</text:p>
          </table:table-cell>
          <table:table-cell office:value-type="float" office:value="210.11" table:style-name="ce52">
            <text:p>210.11</text:p>
          </table:table-cell>
          <table:table-cell office:value-type="float" office:value="2.59" table:style-name="ce53">
            <text:p>2.59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新竹縣</text:span></text:p>
          </table:table-cell>
          <table:table-cell office:value-type="float" office:value="1427.5369000000001" table:style-name="ce89">
            <text:p>1,427.5369</text:p>
          </table:table-cell>
          <table:table-cell office:value-type="float" office:value="13" table:style-name="ce90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31" table:style-name="ce51">
            <text:p>3,331</text:p>
          </table:table-cell>
          <table:table-cell office:value-type="float" office:value="210975" table:style-name="ce51">
            <text:p>210,975</text:p>
          </table:table-cell>
          <table:table-cell office:value-type="float" office:value="575754" table:style-name="ce51">
            <text:p>575,754</text:p>
          </table:table-cell>
          <table:table-cell office:value-type="float" office:value="293869" table:style-name="ce51">
            <text:p>293,869</text:p>
          </table:table-cell>
          <table:table-cell office:value-type="float" office:value="281885" table:style-name="ce51">
            <text:p>281,885</text:p>
          </table:table-cell>
          <table:table-cell office:value-type="float" office:value="104.25" table:style-name="ce52">
            <text:p>104.25</text:p>
          </table:table-cell>
          <table:table-cell office:value-type="float" office:value="403.32" table:style-name="ce52">
            <text:p>403.32</text:p>
          </table:table-cell>
          <table:table-cell office:value-type="float" office:value="2.73" table:style-name="ce53">
            <text:p>2.73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苗栗縣</text:span></text:p>
          </table:table-cell>
          <table:table-cell office:value-type="float" office:value="1820.3149000000001" table:style-name="ce89">
            <text:p>1,820.3149</text:p>
          </table:table-cell>
          <table:table-cell office:value-type="float" office:value="18" table:style-name="ce90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6" table:style-name="ce51">
            <text:p>4,696</text:p>
          </table:table-cell>
          <table:table-cell office:value-type="float" office:value="195428" table:style-name="ce51">
            <text:p>195,428</text:p>
          </table:table-cell>
          <table:table-cell office:value-type="float" office:value="537817" table:style-name="ce51">
            <text:p>537,817</text:p>
          </table:table-cell>
          <table:table-cell office:value-type="float" office:value="277261" table:style-name="ce51">
            <text:p>277,261</text:p>
          </table:table-cell>
          <table:table-cell office:value-type="float" office:value="260556" table:style-name="ce51">
            <text:p>260,556</text:p>
          </table:table-cell>
          <table:table-cell office:value-type="float" office:value="106.41" table:style-name="ce52">
            <text:p>106.41</text:p>
          </table:table-cell>
          <table:table-cell office:value-type="float" office:value="295.45" table:style-name="ce52">
            <text:p>295.45</text:p>
          </table:table-cell>
          <table:table-cell office:value-type="float" office:value="2.75" table:style-name="ce53">
            <text:p>2.75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彰化縣</text:span></text:p>
          </table:table-cell>
          <table:table-cell office:value-type="float" office:value="1074.396" table:style-name="ce89">
            <text:p>1,074.3960</text:p>
          </table:table-cell>
          <table:table-cell office:value-type="float" office:value="26" table:style-name="ce90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84" table:style-name="ce51">
            <text:p>9,184</text:p>
          </table:table-cell>
          <table:table-cell office:value-type="float" office:value="399293" table:style-name="ce51">
            <text:p>399,293</text:p>
          </table:table-cell>
          <table:table-cell office:value-type="float" office:value="1254308" table:style-name="ce51">
            <text:p>1,254,308</text:p>
          </table:table-cell>
          <table:table-cell office:value-type="float" office:value="637083" table:style-name="ce51">
            <text:p>637,083</text:p>
          </table:table-cell>
          <table:table-cell office:value-type="float" office:value="617225" table:style-name="ce51">
            <text:p>617,225</text:p>
          </table:table-cell>
          <table:table-cell office:value-type="float" office:value="103.22" table:style-name="ce52">
            <text:p>103.22</text:p>
          </table:table-cell>
          <table:table-cell office:value-type="float" office:value="1167.45" table:style-name="ce52">
            <text:p>1,167.45</text:p>
          </table:table-cell>
          <table:table-cell office:value-type="float" office:value="3.14" table:style-name="ce53">
            <text:p>3.14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88">
            <text:p><text:span text:style-name="T1">南投縣</text:span></text:p>
          </table:table-cell>
          <table:table-cell office:value-type="float" office:value="4106.4359999999997" table:style-name="ce89">
            <text:p>4,106.4360</text:p>
          </table:table-cell>
          <table:table-cell office:value-type="float" office:value="13" table:style-name="ce90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771" table:style-name="ce51">
            <text:p>179,771</text:p>
          </table:table-cell>
          <table:table-cell office:value-type="float" office:value="484422" table:style-name="ce51">
            <text:p>484,422</text:p>
          </table:table-cell>
          <table:table-cell office:value-type="float" office:value="247404" table:style-name="ce51">
            <text:p>247,404</text:p>
          </table:table-cell>
          <table:table-cell office:value-type="float" office:value="237018" table:style-name="ce51">
            <text:p>237,018</text:p>
          </table:table-cell>
          <table:table-cell office:value-type="float" office:value="104.38" table:style-name="ce52">
            <text:p>104.38</text:p>
          </table:table-cell>
          <table:table-cell office:value-type="float" office:value="117.97" table:style-name="ce52">
            <text:p>117.97</text:p>
          </table:table-cell>
          <table:table-cell office:value-type="float" office:value="2.69" table:style-name="ce53">
            <text:p>2.69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雲林縣</text:span></text:p>
          </table:table-cell>
          <table:table-cell office:value-type="float" office:value="1290.8326" table:style-name="ce89">
            <text:p>1,290.8326</text:p>
          </table:table-cell>
          <table:table-cell office:value-type="float" office:value="20" table:style-name="ce90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78" table:style-name="ce51">
            <text:p>6,478</text:p>
          </table:table-cell>
          <table:table-cell office:value-type="float" office:value="244713" table:style-name="ce51">
            <text:p>244,713</text:p>
          </table:table-cell>
          <table:table-cell office:value-type="float" office:value="669354" table:style-name="ce51">
            <text:p>669,354</text:p>
          </table:table-cell>
          <table:table-cell office:value-type="float" office:value="345903" table:style-name="ce51">
            <text:p>345,903</text:p>
          </table:table-cell>
          <table:table-cell office:value-type="float" office:value="323451" table:style-name="ce51">
            <text:p>323,451</text:p>
          </table:table-cell>
          <table:table-cell office:value-type="float" office:value="106.94" table:style-name="ce52">
            <text:p>106.94</text:p>
          </table:table-cell>
          <table:table-cell office:value-type="float" office:value="518.54" table:style-name="ce52">
            <text:p>518.54</text:p>
          </table:table-cell>
          <table:table-cell office:value-type="float" office:value="2.74" table:style-name="ce53">
            <text:p>2.74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嘉義縣</text:span></text:p>
          </table:table-cell>
          <table:table-cell office:value-type="float" office:value="1903.6367" table:style-name="ce89">
            <text:p>1,903.6367</text:p>
          </table:table-cell>
          <table:table-cell office:value-type="float" office:value="18" table:style-name="ce90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8" table:style-name="ce51">
            <text:p>5,368</text:p>
          </table:table-cell>
          <table:table-cell office:value-type="float" office:value="185065" table:style-name="ce51">
            <text:p>185,065</text:p>
          </table:table-cell>
          <table:table-cell office:value-type="float" office:value="492676" table:style-name="ce51">
            <text:p>492,676</text:p>
          </table:table-cell>
          <table:table-cell office:value-type="float" office:value="255545" table:style-name="ce51">
            <text:p>255,545</text:p>
          </table:table-cell>
          <table:table-cell office:value-type="float" office:value="237131" table:style-name="ce51">
            <text:p>237,131</text:p>
          </table:table-cell>
          <table:table-cell office:value-type="float" office:value="107.77" table:style-name="ce52">
            <text:p>107.77</text:p>
          </table:table-cell>
          <table:table-cell office:value-type="float" office:value="258.81" table:style-name="ce52">
            <text:p>258.81</text:p>
          </table:table-cell>
          <table:table-cell office:value-type="float" office:value="2.66" table:style-name="ce53">
            <text:p>2.66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屏東縣</text:span></text:p>
          </table:table-cell>
          <table:table-cell office:value-type="float" office:value="2775.6003000000001" table:style-name="ce89">
            <text:p>2,775.6003</text:p>
          </table:table-cell>
          <table:table-cell office:value-type="float" office:value="33" table:style-name="ce90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3" table:style-name="ce51">
            <text:p>7,103</text:p>
          </table:table-cell>
          <table:table-cell office:value-type="float" office:value="293326" table:style-name="ce51">
            <text:p>293,326</text:p>
          </table:table-cell>
          <table:table-cell office:value-type="float" office:value="803787" table:style-name="ce51">
            <text:p>803,787</text:p>
          </table:table-cell>
          <table:table-cell office:value-type="float" office:value="409144" table:style-name="ce51">
            <text:p>409,144</text:p>
          </table:table-cell>
          <table:table-cell office:value-type="float" office:value="394643" table:style-name="ce51">
            <text:p>394,643</text:p>
          </table:table-cell>
          <table:table-cell office:value-type="float" office:value="103.67" table:style-name="ce52">
            <text:p>103.67</text:p>
          </table:table-cell>
          <table:table-cell office:value-type="float" office:value="289.58999999999997" table:style-name="ce52">
            <text:p>289.59</text:p>
          </table:table-cell>
          <table:table-cell office:value-type="float" office:value="2.74" table:style-name="ce53">
            <text:p>2.74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88">
            <text:p><text:span text:style-name="T1">臺東縣</text:span></text:p>
          </table:table-cell>
          <table:table-cell office:value-type="float" office:value="3515.2525999999998" table:style-name="ce89">
            <text:p>3,515.2526</text:p>
          </table:table-cell>
          <table:table-cell office:value-type="float" office:value="16" table:style-name="ce90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8" table:style-name="ce51">
            <text:p>2,378</text:p>
          </table:table-cell>
          <table:table-cell office:value-type="float" office:value="84026" table:style-name="ce51">
            <text:p>84,026</text:p>
          </table:table-cell>
          <table:table-cell office:value-type="float" office:value="213296" table:style-name="ce51">
            <text:p>213,296</text:p>
          </table:table-cell>
          <table:table-cell office:value-type="float" office:value="109391" table:style-name="ce51">
            <text:p>109,391</text:p>
          </table:table-cell>
          <table:table-cell office:value-type="float" office:value="103905" table:style-name="ce51">
            <text:p>103,905</text:p>
          </table:table-cell>
          <table:table-cell office:value-type="float" office:value="105.28" table:style-name="ce52">
            <text:p>105.28</text:p>
          </table:table-cell>
          <table:table-cell office:value-type="float" office:value="60.68" table:style-name="ce52">
            <text:p>60.68</text:p>
          </table:table-cell>
          <table:table-cell office:value-type="float" office:value="2.54" table:style-name="ce53">
            <text:p>2.54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花蓮縣</text:span></text:p>
          </table:table-cell>
          <table:table-cell office:value-type="float" office:value="4628.5713999999998" table:style-name="ce89">
            <text:p>4,628.5714</text:p>
          </table:table-cell>
          <table:table-cell office:value-type="float" office:value="13" table:style-name="ce90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7" table:style-name="ce51">
            <text:p>3,627</text:p>
          </table:table-cell>
          <table:table-cell office:value-type="float" office:value="127955" table:style-name="ce51">
            <text:p>127,955</text:p>
          </table:table-cell>
          <table:table-cell office:value-type="float" office:value="321063" table:style-name="ce51">
            <text:p>321,063</text:p>
          </table:table-cell>
          <table:table-cell office:value-type="float" office:value="162262" table:style-name="ce51">
            <text:p>162,262</text:p>
          </table:table-cell>
          <table:table-cell office:value-type="float" office:value="158801" table:style-name="ce51">
            <text:p>158,801</text:p>
          </table:table-cell>
          <table:table-cell office:value-type="float" office:value="102.18" table:style-name="ce52">
            <text:p>102.18</text:p>
          </table:table-cell>
          <table:table-cell office:value-type="float" office:value="69.37" table:style-name="ce52">
            <text:p>69.37</text:p>
          </table:table-cell>
          <table:table-cell office:value-type="float" office:value="2.5099999999999998" table:style-name="ce53">
            <text:p>2.51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澎湖縣</text:span></text:p>
          </table:table-cell>
          <table:table-cell office:value-type="float" office:value="126.86409999999999" table:style-name="ce89">
            <text:p>126.8641</text:p>
          </table:table-cell>
          <table:table-cell office:value-type="float" office:value="6" table:style-name="ce90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2393" table:style-name="ce51">
            <text:p>42,393</text:p>
          </table:table-cell>
          <table:table-cell office:value-type="float" office:value="106296" table:style-name="ce51">
            <text:p>106,296</text:p>
          </table:table-cell>
          <table:table-cell office:value-type="float" office:value="54674" table:style-name="ce51">
            <text:p>54,674</text:p>
          </table:table-cell>
          <table:table-cell office:value-type="float" office:value="51622" table:style-name="ce51">
            <text:p>51,622</text:p>
          </table:table-cell>
          <table:table-cell office:value-type="float" office:value="105.91" table:style-name="ce52">
            <text:p>105.91</text:p>
          </table:table-cell>
          <table:table-cell office:value-type="float" office:value="837.87" table:style-name="ce52">
            <text:p>837.87</text:p>
          </table:table-cell>
          <table:table-cell office:value-type="float" office:value="2.5099999999999998" table:style-name="ce53">
            <text:p>2.51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88">
            <text:p><text:span text:style-name="T1">基隆市</text:span></text:p>
          </table:table-cell>
          <table:table-cell office:value-type="float" office:value="132.75890000000001" table:style-name="ce89">
            <text:p>132.7589</text:p>
          </table:table-cell>
          <table:table-cell office:value-type="float" office:value="7" table:style-name="ce90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5" table:style-name="ce51">
            <text:p>3,325</text:p>
          </table:table-cell>
          <table:table-cell office:value-type="float" office:value="155994" table:style-name="ce51">
            <text:p>155,994</text:p>
          </table:table-cell>
          <table:table-cell office:value-type="float" office:value="363594" table:style-name="ce51">
            <text:p>363,594</text:p>
          </table:table-cell>
          <table:table-cell office:value-type="float" office:value="181296" table:style-name="ce51">
            <text:p>181,296</text:p>
          </table:table-cell>
          <table:table-cell office:value-type="float" office:value="182298" table:style-name="ce51">
            <text:p>182,298</text:p>
          </table:table-cell>
          <table:table-cell office:value-type="float" office:value="99.45" table:style-name="ce52">
            <text:p>99.45</text:p>
          </table:table-cell>
          <table:table-cell office:value-type="float" office:value="2738.75" table:style-name="ce52">
            <text:p>2,738.75</text:p>
          </table:table-cell>
          <table:table-cell office:value-type="float" office:value="2.33" table:style-name="ce53">
            <text:p>2.33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新竹市</text:span></text:p>
          </table:table-cell>
          <table:table-cell office:value-type="float" office:value="104.15260000000001" table:style-name="ce89">
            <text:p>104.1526</text:p>
          </table:table-cell>
          <table:table-cell office:value-type="float" office:value="3" table:style-name="ce90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0" table:style-name="ce51">
            <text:p>2,170</text:p>
          </table:table-cell>
          <table:table-cell office:value-type="float" office:value="174167" table:style-name="ce51">
            <text:p>174,167</text:p>
          </table:table-cell>
          <table:table-cell office:value-type="float" office:value="452586" table:style-name="ce51">
            <text:p>452,586</text:p>
          </table:table-cell>
          <table:table-cell office:value-type="float" office:value="223622" table:style-name="ce51">
            <text:p>223,622</text:p>
          </table:table-cell>
          <table:table-cell office:value-type="float" office:value="228964" table:style-name="ce51">
            <text:p>228,964</text:p>
          </table:table-cell>
          <table:table-cell office:value-type="float" office:value="97.67" table:style-name="ce52">
            <text:p>97.67</text:p>
          </table:table-cell>
          <table:table-cell office:value-type="float" office:value="4345.41" table:style-name="ce52">
            <text:p>4,345.41</text:p>
          </table:table-cell>
          <table:table-cell office:value-type="float" office:value="2.6" table:style-name="ce53">
            <text:p>2.60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嘉義市</text:span></text:p>
          </table:table-cell>
          <table:table-cell office:value-type="float" office:value="60.025599999999997" table:style-name="ce89">
            <text:p>60.0256</text:p>
          </table:table-cell>
          <table:table-cell office:value-type="float" office:value="2" table:style-name="ce90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1776" table:style-name="ce51">
            <text:p>101,776</text:p>
          </table:table-cell>
          <table:table-cell office:value-type="float" office:value="264544" table:style-name="ce51">
            <text:p>264,544</text:p>
          </table:table-cell>
          <table:table-cell office:value-type="float" office:value="127707" table:style-name="ce51">
            <text:p>127,707</text:p>
          </table:table-cell>
          <table:table-cell office:value-type="float" office:value="136837" table:style-name="ce51">
            <text:p>136,837</text:p>
          </table:table-cell>
          <table:table-cell office:value-type="float" office:value="93.33" table:style-name="ce52">
            <text:p>93.33</text:p>
          </table:table-cell>
          <table:table-cell office:value-type="float" office:value="4407.1899999999996" table:style-name="ce52">
            <text:p>4,407.19</text:p>
          </table:table-cell>
          <table:table-cell office:value-type="float" office:value="2.6" table:style-name="ce53">
            <text:p>2.60</text:p>
          </table:table-cell>
          <table:table-cell table:style-name="ce59"/>
          <table:table-cell table:style-name="ce77"/>
          <table:table-cell table:style-name="ce83"/>
          <table:table-cell table:style-name="ce84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74">
            <text:p><text:span text:style-name="T5">福建省</text:span></text:p>
          </table:table-cell>
          <table:table-cell office:value-type="float" office:value="180.45600000000002" table:style-name="ce89">
            <text:p>180.4560</text:p>
          </table:table-cell>
          <table:table-cell office:value-type="float" office:value="10" table:style-name="ce81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6182" table:style-name="ce46">
            <text:p>46,182</text:p>
          </table:table-cell>
          <table:table-cell office:value-type="float" office:value="155170" table:style-name="ce46">
            <text:p>155,170</text:p>
          </table:table-cell>
          <table:table-cell office:value-type="float" office:value="78405" table:style-name="ce46">
            <text:p>78,405</text:p>
          </table:table-cell>
          <table:table-cell office:value-type="float" office:value="76765" table:style-name="ce46">
            <text:p>76,765</text:p>
          </table:table-cell>
          <table:table-cell office:value-type="float" office:value="102.14" table:style-name="ce47">
            <text:p>102.14</text:p>
          </table:table-cell>
          <table:table-cell office:value-type="float" office:value="859.88" table:style-name="ce47">
            <text:p>859.88</text:p>
          </table:table-cell>
          <table:table-cell office:value-type="float" office:value="3.36" table:style-name="ce48">
            <text:p>3.36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88">
            <text:p><text:span text:style-name="T1">金門縣</text:span></text:p>
          </table:table-cell>
          <table:table-cell office:value-type="float" office:value="151.65600000000001" table:style-name="ce89">
            <text:p>151.6560</text:p>
          </table:table-cell>
          <table:table-cell office:value-type="float" office:value="6" table:style-name="ce90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647" table:style-name="ce51">
            <text:p>42,647</text:p>
          </table:table-cell>
          <table:table-cell office:value-type="float" office:value="141505" table:style-name="ce51">
            <text:p>141,505</text:p>
          </table:table-cell>
          <table:table-cell office:value-type="float" office:value="70469" table:style-name="ce51">
            <text:p>70,469</text:p>
          </table:table-cell>
          <table:table-cell office:value-type="float" office:value="71036" table:style-name="ce51">
            <text:p>71,036</text:p>
          </table:table-cell>
          <table:table-cell office:value-type="float" office:value="99.2" table:style-name="ce52">
            <text:p>99.20</text:p>
          </table:table-cell>
          <table:table-cell office:value-type="float" office:value="933.07" table:style-name="ce52">
            <text:p>933.07</text:p>
          </table:table-cell>
          <table:table-cell office:value-type="float" office:value="3.32" table:style-name="ce53">
            <text:p>3.32</text:p>
          </table:table-cell>
          <table:table-cell table:style-name="ce59"/>
          <table:table-cell table:style-name="ce85"/>
          <table:table-cell table:style-name="ce86"/>
          <table:table-cell table:style-name="ce87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88">
            <text:p><text:span text:style-name="T1">連江縣</text:span></text:p>
          </table:table-cell>
          <table:table-cell office:value-type="float" office:value="28.8" table:style-name="ce89">
            <text:p>28.8000</text:p>
          </table:table-cell>
          <table:table-cell office:value-type="float" office:value="4" table:style-name="ce90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535" table:style-name="ce51">
            <text:p>3,535</text:p>
          </table:table-cell>
          <table:table-cell office:value-type="float" office:value="13665" table:style-name="ce51">
            <text:p>13,665</text:p>
          </table:table-cell>
          <table:table-cell office:value-type="float" office:value="7936" table:style-name="ce51">
            <text:p>7,936</text:p>
          </table:table-cell>
          <table:table-cell office:value-type="float" office:value="5729" table:style-name="ce51">
            <text:p>5,729</text:p>
          </table:table-cell>
          <table:table-cell office:value-type="float" office:value="138.52000000000001" table:style-name="ce52">
            <text:p>138.52</text:p>
          </table:table-cell>
          <table:table-cell office:value-type="float" office:value="474.48" table:style-name="ce52">
            <text:p>474.48</text:p>
          </table:table-cell>
          <table:table-cell office:value-type="float" office:value="3.87" table:style-name="ce53">
            <text:p>3.87</text:p>
          </table:table-cell>
          <table:table-cell table:style-name="ce59"/>
          <table:table-cell table:style-name="ce56"/>
          <table:table-cell table:style-name="ce83"/>
          <table:table-cell table:style-name="ce91"/>
          <table:table-cell table:style-name="ce59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9">
            <text:p>2.3800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table:style-name="ce59"/>
          <table:table-cell table:style-name="ce56"/>
          <table:table-cell table:style-name="ce83"/>
          <table:table-cell table:style-name="ce94"/>
          <table:table-cell table:style-name="ce59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5">
            <text:p>0.5045</text:p>
          </table:table-cell>
          <table:table-cell office:value-type="string" table:style-name="ce96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7"/>
          <table:table-cell table:style-name="ce98"/>
          <table:table-cell table:style-name="ce99"/>
          <table:table-cell table:number-columns-repeated="6" table:style-name="ce100"/>
          <table:table-cell table:number-columns-repeated="3" table:style-name="ce101"/>
          <table:table-cell table:style-name="ce102"/>
          <table:table-cell table:number-columns-repeated="16371" table:style-name="ce103"/>
        </table:table-row>
        <table:table-row table:style-name="ro15">
          <table:table-cell office:value-type="string" table:style-name="ce71">
            <text:p>說明：1.本表村里數及鄰數係指設有戶籍之戶籍登記資料，非行政區域資料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8"/>
          <table:table-cell table:style-name="ce69"/>
          <table:table-cell office:value-type="string" table:style-name="ce67">
            <text:p><text:s text:c="16"/>內政部戶政司編製</text:p>
          </table:table-cell>
          <table:table-cell table:style-name="ce102"/>
          <table:table-cell table:number-columns-repeated="16371" table:style-name="ce103"/>
        </table:table-row>
        <table:table-row table:style-name="ro15">
          <table:table-cell office:value-type="string" table:style-name="ce71">
            <text:p>　　　2.96年12月起，我國土地面積增列東沙群島東沙島(2.38平方公里)及南沙群島太平島(0.4896平方公里)，由高雄市代管；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8"/>
          <table:table-cell table:style-name="ce69"/>
          <table:table-cell table:style-name="ce67"/>
          <table:table-cell table:style-name="ce102"/>
          <table:table-cell table:number-columns-repeated="16371" table:style-name="ce103"/>
        </table:table-row>
        <table:table-row table:style-name="ro15">
          <table:table-cell office:value-type="string" table:style-name="ce71">
            <text:p>　　　 <text:s text:c="2"/>其設籍人口列於高雄市統計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8"/>
          <table:table-cell table:style-name="ce69"/>
          <table:table-cell table:style-name="ce67"/>
          <table:table-cell table:style-name="ce102"/>
          <table:table-cell table:number-columns-repeated="16371" table:style-name="ce103"/>
        </table:table-row>
        <table:table-row table:style-name="ro16">
          <table:table-cell office:value-type="string" table:style-name="ce71">
            <text:p>　　　3.104年12月南沙太平島交通基礎整建工程竣工，增加面積0.0149平方公里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68"/>
          <table:table-cell table:style-name="ce69"/>
          <table:table-cell table:style-name="ce67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101/上網各月速報公式(1月).xls'#說明" table:style-name="ta3">
        <table:table-source xlink:href="file:///C:/Users/moi1849/Desktop/123/3/1.月報/06速(月)報套印/111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60" table:style-name="ta3">
        <table:table-source xlink:href="file:///C:/Users/moi1849/Desktop/123/3/1.月報/06速(月)報套印/111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70" table:style-name="ta3">
        <table:table-source xlink:href="file:///C:/Users/moi1849/Desktop/123/3/1.月報/06速(月)報套印/111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B0" table:style-name="ta3">
        <table:table-source xlink:href="file:///C:/Users/moi1849/Desktop/123/3/1.月報/06速(月)報套印/111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月別" table:style-name="ta3">
        <table:table-source xlink:href="file:///C:/Users/moi1849/Desktop/123/3/1.月報/06速(月)報套印/11101/上網各月速報公式(1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縣市別" table:style-name="ta3">
        <table:table-source xlink:href="file:///C:/Users/moi1849/Desktop/123/3/1.月報/06速(月)報套印/111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齡結構" table:style-name="ta3">
        <table:table-source xlink:href="file:///C:/Users/moi1849/Desktop/123/3/1.月報/06速(月)報套印/111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資料分析" table:style-name="ta3">
        <table:table-source xlink:href="file:///C:/Users/moi1849/Desktop/123/3/1.月報/06速(月)報套印/11101/上網各月速報公式(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分析(草稿)" table:style-name="ta3">
        <table:table-source xlink:href="file:///C:/Users/moi1849/Desktop/123/3/1.月報/06速(月)報套印/111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年月別" table:style-name="ta3">
        <table:table-source xlink:href="file:///C:/Users/moi1849/Desktop/123/3/1.月報/06速(月)報套印/111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縣市別" table:style-name="ta3">
        <table:table-source xlink:href="file:///C:/Users/moi1849/Desktop/123/3/1.月報/06速(月)報套印/111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4-單一年齡" table:style-name="ta3">
        <table:table-source xlink:href="file:///C:/Users/moi1849/Desktop/123/3/1.月報/06速(月)報套印/111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5-年齡結構" table:style-name="ta3">
        <table:table-source xlink:href="file:///C:/Users/moi1849/Desktop/123/3/1.月報/06速(月)報套印/111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6-人口增加&amp;生死結離" table:style-name="ta3">
        <table:table-source xlink:href="file:///C:/Users/moi1849/Desktop/123/3/1.月報/06速(月)報套印/111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年月別" table:style-name="ta3">
        <table:table-source xlink:href="file:///C:/Users/moi1849/Desktop/123/3/1.月報/06速(月)報套印/111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縣市別" table:style-name="ta3">
        <table:table-source xlink:href="file:///C:/Users/moi1849/Desktop/123/3/1.月報/06速(月)報套印/111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年月別" table:style-name="ta3">
        <table:table-source xlink:href="file:///C:/Users/moi1849/Desktop/123/3/1.月報/06速(月)報套印/111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縣市別" table:style-name="ta3">
        <table:table-source xlink:href="file:///C:/Users/moi1849/Desktop/123/3/1.月報/06速(月)報套印/111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1-遷徙" table:style-name="ta3">
        <table:table-source xlink:href="file:///C:/Users/moi1849/Desktop/123/3/1.月報/06速(月)報套印/111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33:50Z</meta:creation-date>
    <dc:date>2022-02-07T08:34:17Z</dc:date>
  </office:meta>
</office:document-meta>
</file>